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1d2d31" style:font-weight-asian="normal" style:font-weight-complex="normal"/>
    </style:style>
    <style:style style:name="P5" style:family="paragraph" style:parent-style-name="Standard">
      <style:text-properties fo:color="#000000" loext:opacity="100%" fo:font-weight="normal" style:font-weight-asian="normal" style:font-weight-complex="normal"/>
    </style:style>
    <style:style style:name="P6" style:family="paragraph" style:parent-style-name="Standard">
      <style:text-properties fo:color="#000000" loext:opacity="100%" fo:font-weight="bold" style:font-weight-asian="bold" style:font-weight-complex="bold"/>
    </style:style>
    <style:style style:name="P7" style:family="paragraph" style:parent-style-name="Standard">
      <style:text-properties officeooo:paragraph-rsid="001e8c57"/>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text-properties fo:color="#000000" loext:opacity="100%" fo:font-weight="bold" style:font-weight-asian="bold" style:font-weight-complex="bold"/>
    </style:style>
    <style:style style:name="T1" style:family="text">
      <style:text-properties fo:font-variant="normal" fo:text-transform="none" fo:color="#000000" loext:opacity="100%" style:font-name="S hne" fo:font-size="12pt" fo:letter-spacing="normal" fo:font-style="normal" fo:font-weight="normal"/>
    </style:style>
    <style:style style:name="T2" style:family="text">
      <style:text-properties fo:font-variant="normal" fo:text-transform="none" fo:color="#000000" loext:opacity="100%" style:font-name="S hne" fo:font-size="12pt" fo:letter-spacing="normal" fo:font-style="normal"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2d31" style:font-weight-asian="normal" style:font-weight-complex="normal"/>
    </style:style>
    <style:style style:name="T5" style:family="text">
      <style:text-properties officeooo:rsid="001d2d31"/>
    </style:style>
    <style:style style:name="T6" style:family="text">
      <style:text-properties fo:font-weight="bold" style:font-weight-asian="bold" style:font-weight-complex="bold"/>
    </style:style>
    <style:style style:name="T7" style:family="text">
      <style:text-properties fo:font-weight="bold" officeooo:rsid="001e8c57" style:font-weight-asian="bold" style:font-weight-complex="bold"/>
    </style:style>
    <style:style style:name="T8" style:family="text">
      <style:text-properties officeooo:rsid="001e8c57"/>
    </style:style>
    <style:style style:name="T9" style:family="text">
      <style:text-properties fo:color="#000000" loext:opacity="100%"/>
    </style:style>
    <style:style style:name="T10" style:family="text">
      <style:text-properties fo:color="#000000" loext:opacity="100%" style:font-name="Consolas" fo:font-size="10pt" fo:font-weight="bold" style:font-size-asian="10pt" style:font-weight-asian="bold"/>
    </style:style>
    <style:style style:name="T11" style:family="text">
      <style:text-properties style:font-name="Consolas" fo:font-size="10pt" style:font-size-asian="10pt"/>
    </style:style>
    <style:style style:name="T12" style:family="text">
      <style:text-properties fo:color="#7f0055" loext:opacity="100%" style:font-name="Consolas"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a)</text:span>CLOCK THE GATE: Find the bus that your timer is connected (Hint all the timers are connected to either APB1 or APB2).</text:p>
      <text:p text:style-name="P5">Find the relevant enable register in the RCC special function register and set it to 1.</text:p>
      <text:p text:style-name="Standard"/>
      <text:p text:style-name="Standard"/>
      <text:p text:style-name="P2">#include "stm407xx.h"</text:p>
      <text:p text:style-name="P2">RCC-&gt;APB1ENR |= RCC_APB1ENR_TIM2EN;</text:p>
      <text:p text:style-name="P1">// <text:span text:style-name="T4">open TIM2 clokk <text:s/>in APB1 way</text:span></text:p>
      <text:p text:style-name="P1"/>
      <text:p text:style-name="P1"><text:span text:style-name="T5">b)</text:span><text:span text:style-name="T4"> INITIALIZE THE TIMER:</text:span></text:p>
      <text:p text:style-name="P4">Each timer has more than 20 subregisters but luckily in order to use any of them as basic timer we only need to set 2 subregisters.  </text:p>
      <text:p text:style-name="P4">Set the prescaler register (psc is used for short) to 2.</text:p>
      <text:p text:style-name="P4">Set the autoreload register to ARRNUMBER<text:line-break/></text:p>
      <text:p text:style-name="P1"/>
      <text:p text:style-name="P1"><text:span text:style-name="T5">TIM2-&gt;PSC = 99</text:span><text:span text:style-name="T8">9</text:span><text:span text:style-name="T5">; <text:s text:c="2"/></text:span></text:p>
      <text:p text:style-name="P1"><text:span text:style-name="T5">TIM2-&gt;ARR = </text:span><text:span text:style-name="T8">10000</text:span><text:span text:style-name="T5">; <text:s/></text:span></text:p>
      <text:p text:style-name="P1"/>
      <text:p text:style-name="P3"><text:span text:style-name="T6">c) </text:span>START THE TIMER:</text:p>
      <text:p text:style-name="P3">in order to start a timer you have to set the control register of that timer to 1.In the data sheet and stm32f407xx.h file it is abbreviated as CR1.So set CR1 to 1 to start the timer and set CR1 to 0 to top it.</text:p>
      <text:p text:style-name="P3"/>
      <text:p text:style-name="P1">// Start </text:p>
      <text:p text:style-name="P1">TIM2-&gt;CR1 |= TIM_CR1_CEN; <text:s/>// Set <text:s/>1</text:p>
      <text:p text:style-name="P1">// Stop </text:p>
      <text:p text:style-name="P1">TIM2-&gt;CR1 &amp;= ~TIM_CR1_CEN; <text:s/>// Set 0</text:p>
      <text:p text:style-name="P1"/>
      <text:p text:style-name="P7"><text:span text:style-name="T7">D</text:span><text:span text:style-name="T2">)</text:span><text:span text:style-name="T1">WATCH THE COUNT VALUE: Whenever the timer starts hardware increments the count register of the timer (CNT for short) increments by 1 at every cycle of the MCU.You can read its value through CNT register.</text:span><text:span text:style-name="T9"> </text:span></text:p>
      <text:p text:style-name="P6"/>
      <text:p text:style-name="P6">uint32_t count = TIM2-&gt;CNT;</text:p>
      <text:p text:style-name="P6"/>
      <text:p text:style-name="P6">YOUR TASK: <text:span text:style-name="T3">You will use the timer specified by your Timernumber to count up to Duration. Whenever it reaches the duration the timer should stop ,set the CNT register to 1,toggle the led specified by LEDPINNUMBER and start again (in main while loop).</text:span></text:p>
      <text:p text:style-name="P6"/>
      <text:p text:style-name="P8"><text:span text:style-name="T12">#</text:span><text:span text:style-name="T10">#include "stm32f4xx.h"</text:span><text:span text:style-name="T11"/></text:p>
      <text:p text:style-name="P8"/>
      <text:p text:style-name="P8"><text:span text:style-name="T10">#define LED_PIN 14</text:span><text:span text:style-name="T11"/></text:p>
      <text:p text:style-name="P8"/>
      <text:p text:style-name="P8"><text:span text:style-name="T10">void init_timer() {</text:span><text:span text:style-name="T11"/></text:p>
      <text:p text:style-name="P8"><text:span text:style-name="T10"><text:s text:c="4"/>RCC-&gt;APB1ENR |= RCC_APB1ENR_TIM12EN;</text:span><text:span text:style-name="T11"/></text:p>
      <text:p text:style-name="P8"><text:span text:style-name="T10"><text:s text:c="4"/>TIM12-&gt;PSC = 0;</text:span><text:span text:style-name="T11"/></text:p>
      <text:p text:style-name="P8"><text:span text:style-name="T10"><text:s text:c="4"/>TIM12-&gt;ARR = 65535;</text:span><text:span text:style-name="T11"/></text:p>
      <text:p text:style-name="P8"><text:span text:style-name="T10"><text:s text:c="4"/>TIM12-&gt;CR1 |= TIM_CR1_CEN;</text:span><text:span text:style-name="T11"/></text:p>
      <text:p text:style-name="P8"><text:span text:style-name="T10">}</text:span><text:span text:style-name="T11"/></text:p>
      <text:p text:style-name="P8"/>
      <text:p text:style-name="P8"><text:span text:style-name="T10">void init_led() {</text:span><text:span text:style-name="T11"/></text:p>
      <text:p text:style-name="P8"><text:span text:style-name="T10"><text:s text:c="4"/>RCC-&gt;AHB1ENR |= RCC_AHB1ENR_GPIODEN;</text:span><text:span text:style-name="T11"/></text:p>
      <text:p text:style-name="P8"><text:span text:style-name="T10"><text:s text:c="4"/>GPIOD-&gt;MODER |= (1 &lt;&lt; (LED_PIN * 2));</text:span><text:span text:style-name="T11"/></text:p>
      <text:p text:style-name="P8"><text:span text:style-name="T10"><text:s text:c="4"/>GPIOD-&gt;BSRR |= (1 &lt;&lt; LED_PIN);</text:span><text:span text:style-name="T11"/></text:p>
      <text:p text:style-name="P8"><text:soft-page-break/><text:span text:style-name="T10">}</text:span><text:span text:style-name="T11"/></text:p>
      <text:p text:style-name="P8"/>
      <text:p text:style-name="P8"><text:span text:style-name="T10">int main() {</text:span><text:span text:style-name="T11"/></text:p>
      <text:p text:style-name="P8"><text:span text:style-name="T10"><text:s text:c="4"/>init_timer();</text:span><text:span text:style-name="T11"/></text:p>
      <text:p text:style-name="P8"><text:span text:style-name="T10"><text:s text:c="4"/>init_led();</text:span><text:span text:style-name="T11"/></text:p>
      <text:p text:style-name="P8"/>
      <text:p text:style-name="P8"><text:span text:style-name="T10"><text:s text:c="4"/>while (1) {</text:span><text:span text:style-name="T11"/></text:p>
      <text:p text:style-name="P8"/>
      <text:p text:style-name="P8"><text:span text:style-name="T10"><text:s text:c="8"/>if (TIM12-&gt;CNT &gt;= 31140) {</text:span><text:span text:style-name="T11"/></text:p>
      <text:p text:style-name="P8"><text:span text:style-name="T10"><text:s text:c="12"/>GPIOD-&gt;BSRR |= (1 &lt;&lt; (LED_PIN + 16)); // Turn on LED</text:span><text:span text:style-name="T11"/></text:p>
      <text:p text:style-name="P8"><text:span text:style-name="T10"><text:s text:c="8"/>}</text:span><text:span text:style-name="T11"/></text:p>
      <text:p text:style-name="P8"/>
      <text:p text:style-name="P8"><text:span text:style-name="T10"><text:s text:c="8"/>if (TIM12-&gt;CNT &gt;= 65535) {</text:span><text:span text:style-name="T11"/></text:p>
      <text:p text:style-name="P8"><text:span text:style-name="T10"><text:s text:c="12"/>GPIOD-&gt;BSRR |= (1 &lt;&lt; LED_PIN); // Turn off LED</text:span><text:span text:style-name="T11"/></text:p>
      <text:p text:style-name="P8"><text:span text:style-name="T10"><text:s text:c="12"/>TIM12-&gt;CNT &amp;= 1;</text:span><text:span text:style-name="T11"/></text:p>
      <text:p text:style-name="P8"><text:span text:style-name="T10"><text:s text:c="8"/>}</text:span><text:span text:style-name="T11"/></text:p>
      <text:p text:style-name="P8"><text:span text:style-name="T10"><text:s text:c="4"/>}</text:span><text:span text:style-name="T11"/></text:p>
      <text:p text:style-name="P8"><text:span text:style-name="T10">}</text:span><text:span text:style-name="T11"/></text:p>
      <text:p text:style-name="P6"/>
      <text:p text:style-name="P6">https://github.com/CrowMasyt/EE242-mid-led2<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15:12:18.614000000</meta:creation-date>
    <dc:date>2023-04-12T18:26:28.121000000</dc:date>
    <meta:editing-duration>PT2H25M22S</meta:editing-duration>
    <meta:editing-cycles>6</meta:editing-cycles>
    <meta:generator>LibreOffice/7.5.1.2$Windows_X86_64 LibreOffice_project/fcbaee479e84c6cd81291587d2ee68cba099e129</meta:generator>
    <meta:document-statistic meta:table-count="0" meta:image-count="0" meta:object-count="0" meta:page-count="2" meta:paragraph-count="47" meta:word-count="336" meta:character-count="2036" meta:non-whitespace-character-count="1620"/>
  </office:meta>
</office:document-meta>
</file>